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wrap-option="wrap"/>
      <style:text-properties fo:font-size="12pt" fo:font-weight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4">
      <style:table-cell-properties fo:wrap-option="wrap"/>
      <style:text-properties fo:font-size="12pt" fo:font-weight="bold"/>
    </style:style>
    <style:style style:name="ce12" style:family="table-cell" style:parent-style-name="Default" style:data-style-name="N104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2"/>
        <table:table-column table:style-name="co4" table:default-cell-style-name="ce12"/>
        <table:table-column table:style-name="co6" table:default-cell-style-name="ce6"/>
        <table:table-column table:style-name="co1" table:default-cell-style-name="ce10"/>
        <table:table-column table:style-name="co7" table:number-columns-repeated="1013" table:default-cell-style-name="ce10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5" office:value-type="string" calcext:value-type="string">
            <text:p>Number required per board</text:p>
          </table:table-cell>
          <table:table-cell table:style-name="ce5" office:value-type="string" calcext:value-type="string">
            <text:p>Schematic</text:p>
          </table:table-cell>
          <table:table-cell table:style-name="ce5" office:value-type="string" calcext:value-type="string">
            <text:p>Reference Designator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recommended source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Quantity price/per unit</text:p>
          </table:table-cell>
          <table:table-cell table:style-name="ce5" office:value-type="string" calcext:value-type="string">
            <text:p>Quantity for that price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Cost for one board</text:p>
          </table:table-cell>
          <table:table-cell table:style-name="ce9" office:value-type="string" calcext:value-type="string">
            <text:p>Cost for 250 boards</text:p>
          </table:table-cell>
          <table:table-cell table:style-name="ce9" table:number-columns-repeated="1011"/>
        </table:table-row>
        <table:table-row table:style-name="ro2">
          <table:table-cell office:value-type="string" calcext:value-type="string">
            <text:p>MAX14850AEE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/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C2]*[.H2]" office:value-type="currency" office:currency="USD" office:value="0" calcext:value-type="currency">
            <text:p>$0.00</text:p>
          </table:table-cell>
          <table:table-cell table:style-name="ce12" table:formula="of:=[.C2]*[.I2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30-3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12" table:formula="of:=[.C3]*[.H3]" office:value-type="currency" office:currency="USD" office:value="1.06" calcext:value-type="currency">
            <text:p>$1.06</text:p>
          </table:table-cell>
          <table:table-cell table:style-name="ce12" table:formula="of:=[.C3]*[.I3]" office:value-type="currency" office:currency="USD" office:value="0.697" calcext:value-type="currency">
            <text:p>$0.7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RM-10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2" table:formula="of:=[.C4]*[.H4]" office:value-type="currency" office:currency="USD" office:value="13.06" calcext:value-type="currency">
            <text:p>$13.06</text:p>
          </table:table-cell>
          <table:table-cell table:style-name="ce12" table:formula="of:=[.C4]*[.I4]" office:value-type="currency" office:currency="USD" office:value="12.1" calcext:value-type="currency">
            <text:p>$12.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CW1H221MNL1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,C2</text:p>
          </table:table-cell>
          <table:table-cell office:value-type="string" calcext:value-type="string">
            <text:p>Nichicon UCW1H221MNL1GS 22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currency" office:currency="USD" office:value="0.30512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UWP1A100MCL1G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39-29-1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2</text:p>
          </table:table-cell>
          <table:table-cell office:value-type="string" calcext:value-type="string">
            <text:p>Molex two-pin right angle male header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currency" office:currency="USD" office:value="0.457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RMCF1210ZT0R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R1,R2</text:p>
          </table:table-cell>
          <table:table-cell office:value-type="string" calcext:value-type="string">
            <text:p>Stackpole Electronics RMCF1210ZT0R00 0 Ohm jumper, 3225 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1" calcext:value-type="currency">
            <text:p>$0.21</text:p>
          </table:table-cell>
          <table:table-cell office:value-type="currency" office:currency="USD" office:value="0.0336" calcext:value-type="currency">
            <text:p>$0.0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SRN2010FK75L0</text:p>
          </table:table-cell>
          <table:table-cell office:value-type="float" office:value="3" calcext:value-type="float">
            <text:p>3</text:p>
          </table:table-cell>
          <table:table-cell table:formula="of:=[.B9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4.R5</text:p>
          </table:table-cell>
          <table:table-cell office:value-type="string" calcext:value-type="string">
            <text:p>.075 ohm, 1210 current sensing resistor from Stackpole Electronics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currency" office:currency="USD" office:value="0.265" calcext:value-type="currency">
            <text:p>$0.2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ce3" office:value-type="string" calcext:value-type="string">
            <text:p>RC0402JR-0722RL</text:p>
          </table:table-cell>
          <table:table-cell table:style-name="ce3" office:value-type="float" office:value="3" calcext:value-type="float">
            <text:p>3</text:p>
          </table:table-cell>
          <table:table-cell table:formula="of:=[.B10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2,R3</text:p>
          </table:table-cell>
          <table:table-cell office:value-type="string" calcext:value-type="string">
            <text:p>Yageo RC0402JR-0722RL 22 Ohm 0402 SMD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71H103KA88D</text:p>
          </table:table-cell>
          <table:table-cell office:value-type="float" office:value="3" calcext:value-type="float">
            <text:p>3</text:p>
          </table:table-cell>
          <table:table-cell table:formula="of:=[.B11]*5" office:value-type="float" office:value="15" calcext:value-type="float">
            <text:p>15</text:p>
          </table:table-cell>
          <table:table-cell office:value-type="string" calcext:value-type="string">
            <text:p>motor_driver.sch, isolation.sch</text:p>
          </table:table-cell>
          <table:table-cell table:style-name="ce7" office:value-type="string" calcext:value-type="string">
            <text:p>c15,c16: c1,c2, c3</text:p>
          </table:table-cell>
          <table:table-cell office:value-type="string" calcext:value-type="string">
            <text:p>Murata 10nF 0402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61A474KE15D</text:p>
          </table:table-cell>
          <table:table-cell office:value-type="float" office:value="3" calcext:value-type="float">
            <text:p>3</text:p>
          </table:table-cell>
          <table:table-cell table:formula="of:=[.B12]*1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rata GRM155R61A474KE15D 470nF 0402 10Volt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234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0603C104M5RACTU</text:p>
          </table:table-cell>
          <table:table-cell office:value-type="float" office:value="3" calcext:value-type="float">
            <text:p>3</text:p>
          </table:table-cell>
          <table:table-cell table:formula="of:=[.B13]*5" office:value-type="float" office:value="15" calcext:value-type="float">
            <text:p>15</text:p>
          </table:table-cell>
          <table:table-cell office:value-type="string" calcext:value-type="string">
            <text:p>motor_driver.sch, power.sch, microprocessor.sch</text:p>
          </table:table-cell>
          <table:table-cell table:style-name="ce7" office:value-type="string" calcext:value-type="string">
            <text:p>c9,c11,c12, c101: C1</text:p>
          </table:table-cell>
          <table:table-cell office:value-type="string" calcext:value-type="string">
            <text:p>Kemet C0603C104M5RACTU 0603 .1uF ceramic 50 volt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6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ce4" office:value-type="string" calcext:value-type="string">
            <text:p>UA78M33CDCYR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L05F334ZP5NNN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CB3-3I-16M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7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551MLFT</text:p>
          </table:table-cell>
          <table:table-cell office:value-type="float" office:value="3" calcext:value-type="float">
            <text:p>3</text:p>
          </table:table-cell>
          <table:table-cell table:formula="of:=ROUNDUP([.B17]/4)"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7" office:value-type="string" calcext:value-type="string">
            <text:p>CD1</text:p>
          </table:table-cell>
          <table:table-cell office:value-type="string" calcext:value-type="string">
            <text:p>Integrated Device Tech 551MLFT IC CLK BUFFER 1:4 160MHZ 8SOIC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currency" office:currency="USD" office:value="1.33" calcext:value-type="currency">
            <text:p>$1.3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RC0402JR-0710K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7" office:value-type="string" calcext:value-type="string">
            <text:p>R1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ABLS-16.000MHZ-B4-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7" office:value-type="string" calcext:value-type="string">
            <text:p>X1</text:p>
          </table:table-cell>
          <table:table-cell office:value-type="string" calcext:value-type="string">
            <text:p>Crystal 16.0000MHz 30ppm 18pF 40 Ohm -20°C - 70°C Surface Mount HC49/US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31" calcext:value-type="currency">
            <text:p>$0.2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SFH11-PBPC-D20-ST-B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.sch</text:p>
          </table:table-cell>
          <table:table-cell table:style-name="ce7" office:value-type="string" calcext:value-type="string">
            <text:p>IO1,IO2</text:p>
          </table:table-cell>
          <table:table-cell office:value-type="string" calcext:value-type="string">
            <text:p>Sulllins Connector Solutions Connector Header 40 Position 0.100" (2.54mm) Gold Through Hole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M20-9950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7" office:value-type="string" calcext:value-type="string">
            <text:p>ISP</text:p>
          </table:table-cell>
          <table:table-cell office:value-type="string" calcext:value-type="string">
            <text:p>Harwin M20-9950345, 2-row, 6-pin, right angle, .1" pitch, male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currency" office:currency="USD" office:value="0.1606" calcext:value-type="currency">
            <text:p>$0.1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8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8"/>
          <table:table-cell table:number-columns-repeated="1019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5:17:41.792000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21T15:23:02.027487883</dc:date>
    <dc:creator>Doug Coffland</dc:creator>
    <meta:editing-duration>P1DT4M14S</meta:editing-duration>
    <meta:editing-cycles>49</meta:editing-cycles>
    <meta:generator>LibreOffice/4.3.3.2$Linux_X86_64 LibreOffice_project/430m0$Build-2</meta:generator>
    <meta:document-statistic meta:table-count="1" meta:cell-count="217" meta:object-count="0"/>
  </office:meta>
</office:document-meta>
</file>